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mpush" svg:font-family="Umpush" style:font-pitch="variable"/>
    <style:font-face style:name="utkal" svg:font-family="utkal" style:font-pitch="variable"/>
  </office:font-face-decls>
  <office:automatic-styles>
    <style:style style:name="P1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2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3" style:family="paragraph" style:parent-style-name="Standard">
      <style:paragraph-properties style:line-height-at-least="0.476cm"/>
      <style:text-properties style:font-name="Droid Sans Mono" fo:font-size="9.75pt" officeooo:paragraph-rsid="002b1a1b"/>
    </style:style>
    <style:style style:name="P4" style:family="paragraph" style:parent-style-name="Standard">
      <style:paragraph-properties style:line-height-at-least="0.476cm"/>
      <style:text-properties fo:color="#bfbdb6" loext:opacity="100%" style:font-name="Droid Sans Mono" fo:font-size="9.75pt" fo:font-weight="normal" officeooo:paragraph-rsid="002b1a1b" fo:background-color="#0b0e14"/>
    </style:style>
    <style:style style:name="P5" style:family="paragraph" style:parent-style-name="Standard">
      <style:paragraph-properties fo:line-height="150%"/>
      <style:text-properties fo:color="#bfbdb6" loext:opacity="100%" style:font-name="Droid Sans Mono" fo:font-size="9.75pt" fo:font-weight="normal" officeooo:rsid="00105cb0" officeooo:paragraph-rsid="002b1a1b" fo:background-color="#0b0e14" style:font-size-asian="14pt" style:font-size-complex="14pt"/>
    </style:style>
    <style:style style:name="P6" style:family="paragraph" style:parent-style-name="Standard">
      <style:paragraph-properties style:line-height-at-least="0.476cm"/>
      <style:text-properties officeooo:paragraph-rsid="002b1a1b"/>
    </style:style>
    <style:style style:name="P7" style:family="paragraph" style:parent-style-name="Standard">
      <style:paragraph-properties fo:line-height="150%"/>
      <style:text-properties style:font-name="Ubuntu" fo:font-size="14pt" officeooo:rsid="001206bd" officeooo:paragraph-rsid="001206b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05cb0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05cb0" officeooo:paragraph-rsid="001a33f4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05cb0" officeooo:paragraph-rsid="001a985a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05cb0" officeooo:paragraph-rsid="002b1a1b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05cb0" officeooo:paragraph-rsid="003099d8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34166" officeooo:paragraph-rsid="00134166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34166" officeooo:paragraph-rsid="001497a4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63aad" officeooo:paragraph-rsid="00163aad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1a985a" officeooo:paragraph-rsid="001a985a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1a985a" officeooo:paragraph-rsid="001f352b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208a38" officeooo:paragraph-rsid="00208a38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237ff2" officeooo:paragraph-rsid="00237ff2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627d3" officeooo:paragraph-rsid="002627d3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92a9c" officeooo:paragraph-rsid="00292a9c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c6910" officeooo:paragraph-rsid="002c6910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eb17d" officeooo:paragraph-rsid="0031d0ed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fo:font-weight="bold" officeooo:rsid="00163aad" officeooo:paragraph-rsid="00163aa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150%"/>
      <style:text-properties style:font-name="Ubuntu" fo:font-size="14pt" fo:font-weight="bold" officeooo:rsid="001a985a" officeooo:paragraph-rsid="001a985a" style:font-size-asian="14pt" style:font-weight-asian="bold" style:font-size-complex="14pt" style:font-weight-complex="bold"/>
    </style:style>
    <style:style style:name="P26" style:family="paragraph" style:parent-style-name="Standard">
      <style:paragraph-properties fo:line-height="150%"/>
      <style:text-properties style:font-name="Ubuntu" fo:font-size="14pt" fo:font-weight="bold" officeooo:rsid="001b2f8c" officeooo:paragraph-rsid="001b2f8c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50%"/>
      <style:text-properties style:font-name="Ubuntu" fo:font-size="14pt" fo:font-weight="bold" officeooo:rsid="002eb17d" officeooo:paragraph-rsid="0031d0e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150%"/>
      <style:text-properties style:font-name="Ubuntu" fo:font-size="14pt" fo:font-weight="normal" officeooo:rsid="001a985a" officeooo:paragraph-rsid="00222034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line-height="150%"/>
      <style:text-properties style:font-name="Ubuntu" fo:font-size="14pt" officeooo:rsid="002c6910" officeooo:paragraph-rsid="002c6910" fo:background-color="#dddddd" style:font-size-asian="14pt" style:font-size-complex="14pt"/>
    </style:style>
    <style:style style:name="P30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 style:font-size-asian="14pt" style:font-size-complex="14pt"/>
    </style:style>
    <style:style style:name="P31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1a985a" fo:background-color="#dddddd" style:font-size-asian="14pt" style:font-size-complex="14pt"/>
    </style:style>
    <style:style style:name="P32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1b1cd0" fo:background-color="#dddddd" style:font-size-asian="14pt" style:font-size-complex="14pt"/>
    </style:style>
    <style:style style:name="P33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2133f2" fo:background-color="#dddddd" style:font-size-asian="14pt" style:font-size-complex="14pt"/>
    </style:style>
    <style:style style:name="P34" style:family="paragraph" style:parent-style-name="Standard">
      <style:paragraph-properties fo:line-height="150%"/>
      <style:text-properties fo:color="#000000" loext:opacity="100%" style:font-name="Ubuntu" fo:font-size="14pt" fo:font-weight="normal" officeooo:paragraph-rsid="00222034" fo:background-color="#dddddd" style:font-size-asian="14pt" style:font-size-complex="14pt"/>
    </style:style>
    <style:style style:name="P35" style:family="paragraph" style:parent-style-name="Standard">
      <style:paragraph-properties fo:line-height="150%"/>
      <style:text-properties fo:color="#000000" loext:opacity="100%" style:font-name="Ubuntu" fo:font-size="14pt" fo:font-weight="normal" officeooo:rsid="00105cb0" fo:background-color="#dddddd" style:font-size-asian="14pt" style:font-size-complex="14pt"/>
    </style:style>
    <style:style style:name="P36" style:family="paragraph" style:parent-style-name="Standard">
      <style:paragraph-properties fo:line-height="150%"/>
      <style:text-properties fo:color="#000000" loext:opacity="100%" style:font-name="Ubuntu" fo:font-size="14pt" fo:font-weight="normal" officeooo:rsid="00208a38" officeooo:paragraph-rsid="00208a38" fo:background-color="#dddddd" style:font-size-asian="14pt" style:font-size-complex="14pt"/>
    </style:style>
    <style:style style:name="P37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/>
    </style:style>
    <style:style style:name="P38" style:family="paragraph" style:parent-style-name="Standard">
      <style:paragraph-properties fo:line-height="150%"/>
      <style:text-properties fo:color="#000000" loext:opacity="100%" style:font-name="Ubuntu" fo:font-size="14pt" fo:background-color="#dddddd" style:font-size-asian="14pt" style:font-size-complex="14pt"/>
    </style:style>
    <style:style style:name="T1" style:family="text">
      <style:text-properties fo:background-color="#dddddd" loext:char-shading-value="0"/>
    </style:style>
    <style:style style:name="T2" style:family="text">
      <style:text-properties fo:background-color="#dddddd" loext:char-shading-value="0"/>
    </style:style>
    <style:style style:name="T3" style:family="text">
      <style:text-properties officeooo:rsid="00163aad"/>
    </style:style>
    <style:style style:name="T4" style:family="text">
      <style:text-properties officeooo:rsid="0017a632"/>
    </style:style>
    <style:style style:name="T5" style:family="text">
      <style:text-properties officeooo:rsid="00197e07"/>
    </style:style>
    <style:style style:name="T6" style:family="text">
      <style:text-properties officeooo:rsid="001a985a"/>
    </style:style>
    <style:style style:name="T7" style:family="text">
      <style:text-properties fo:color="#ff8f40" loext:opacity="100%"/>
    </style:style>
    <style:style style:name="T8" style:family="text">
      <style:text-properties fo:color="#bfbdb6" loext:opacity="100%" fo:font-weight="normal" fo:background-color="#0b0e14" loext:char-shading-value="0"/>
    </style:style>
    <style:style style:name="T9" style:family="text">
      <style:text-properties fo:color="#f29668" loext:opacity="100%"/>
    </style:style>
    <style:style style:name="T10" style:family="text">
      <style:text-properties fo:color="#aad94c" loext:opacity="100%"/>
    </style:style>
    <style:style style:name="T11" style:family="text">
      <style:text-properties fo:color="#95e6cb" loext:opacity="100%"/>
    </style:style>
    <style:style style:name="T12" style:family="text">
      <style:text-properties fo:color="#ffb454" loext:opacity="100%"/>
    </style:style>
    <style:style style:name="T13" style:family="text">
      <style:text-properties style:font-size-asian="14pt" style:font-size-complex="14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0b3cf"/>
    </style:style>
    <style:style style:name="T17" style:family="text">
      <style:text-properties officeooo:rsid="002133f2"/>
    </style:style>
    <style:style style:name="T18" style:family="text">
      <style:text-properties fo:font-style="italic"/>
    </style:style>
    <style:style style:name="T19" style:family="text">
      <style:text-properties officeooo:rsid="00246f2d"/>
    </style:style>
    <style:style style:name="T20" style:family="text">
      <style:text-properties officeooo:rsid="002627d3"/>
    </style:style>
    <style:style style:name="T21" style:family="text">
      <style:text-properties officeooo:rsid="002b1a1b"/>
    </style:style>
    <style:style style:name="T22" style:family="text">
      <style:text-properties officeooo:rsid="00305d90"/>
    </style:style>
    <style:style style:name="T23" style:family="text">
      <style:text-properties officeooo:rsid="003099d8"/>
    </style:style>
    <style:style style:name="T24" style:family="text">
      <style:text-properties officeooo:rsid="0031d0ed"/>
    </style:style>
    <style:style style:name="T25" style:family="text">
      <style:text-properties officeooo:rsid="0032c8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gex no Javascript</text:h>
      <text:p text:style-name="P7">Para declarar um regex literal no javascript digite duas barras e coloque o conteudo dentro delas: <text:span text:style-name="T1">/ / </text:span></text:p>
      <text:p text:style-name="P7">Para declarar um regex utilizando o objeto contrutor digite: <text:span text:style-name="T1">new RegExp( ) </text:span></text:p>
      <text:p text:style-name="P8">_____________________________________________________________________</text:p>
      <text:h text:style-name="P2" text:outline-level="2">Metodos de Regex</text:h>
      <text:p text:style-name="P24">Regex:</text:p>
      <text:p text:style-name="P13"><text:span text:style-name="T2">.test(str) </text:span><text:s/>← Testa uma string usando regex e retorna true ou false</text:p>
      <text:p text:style-name="P14"><text:span text:style-name="T2">.exec(str) </text:span><text:s/>← Testa uma string usando regex e <text:span text:style-name="T3">retorna informações adicionais, porem é mais custoso e é usado em casos especificos</text:span></text:p>
      <text:p text:style-name="P14"/>
      <text:p text:style-name="P24">String:</text:p>
      <text:p text:style-name="P15"><text:span text:style-name="T2">.replace(regex | str, newStr | fn) </text:span><text:s/>← <text:span text:style-name="T4">Substitui uma coisa por outra</text:span></text:p>
      <text:p text:style-name="P15"><text:span text:style-name="T2">match(regex) </text:span><text:s/>← <text:span text:style-name="T4">Testa string</text:span><text:span text:style-name="T5">s</text:span><text:span text:style-name="T4"> usando regex e retorna informações adicionais sobre </text:span><text:span text:style-name="T5">o match</text:span></text:p>
      <text:p text:style-name="P15"><text:span text:style-name="T2">search(regex) </text:span><text:s/>← <text:span text:style-name="T5">Testa strings usando regex e retorna a posição da primeira ocorrencia, senão encontrar retorna -1</text:span></text:p>
      <text:p text:style-name="P9">_____________________________________________________________________</text:p>
      <text:h text:style-name="P2" text:outline-level="2">Aplicando no Javascript</text:h>
      <text:p text:style-name="P16">Para aplicar regex no javascript é necessario usar <text:span text:style-name="T20">algo</text:span> p<text:span text:style-name="T20">a</text:span>ra armazena-las, <text:span text:style-name="T20">ou seja, as expressões regulares precisam ser guardadas em variaveis, arrays, objetos <text:s/>ou em expressões, qualquer coisa que possa armazena-la.</text:span></text:p>
      <text:p text:style-name="P16"/>
      <text:p text:style-name="P20"><text:span text:style-name="T15">Obs: </text:span><text:span text:style-name="T14">Para validar um e-mail com javascript, </text:span></text:p>
      <text:p text:style-name="P20"><text:span text:style-name="T14"/></text:p>
      <text:p text:style-name="P19"><text:soft-page-break/>Para validar um e-mail não pode colocar a flag g (global) por conta da maneira da validação, por ser pelo input, <text:span text:style-name="T19">ou seja, toda vez que o valor do input é alterado ele fica intercalando a validação, resultando em um bug<text:tab/></text:span></text:p>
      <text:p text:style-name="P10"><text:s/></text:p>
      <text:p text:style-name="P21">interrogação depois do grupo <text:span text:style-name="T21">diz que o grupo pode existir ou não(opcional), a mesma coisa com o + ou *</text:span></text:p>
      <text:p text:style-name="P21"/>
      <text:p text:style-name="P21">o grupo junta padrões, permitindo com que o grupo aja como 1 entidade só, <text:span text:style-name="T21">onde todas as modificações (*, +, ?) afetam tudo o que estiver dentro do grupo</text:span></text:p>
      <text:p text:style-name="P21"/>
      <text:p text:style-name="P22">Para fazer com que um grupo fique impossibilitado de ser capturado digite na frente do grupo <text:span text:style-name="T2">?: </text:span></text:p>
      <text:p text:style-name="P29">(?:\d{2}) </text:p>
      <text:p text:style-name="P22">O grupo será um Non-capturing group = grupo que não é capturado</text:p>
      <text:p text:style-name="P11"/>
      <text:p text:style-name="P11"/>
      <text:p text:style-name="P11">_____________________________________________________________________</text:p>
      <text:p text:style-name="P27"><text:span text:style-name="T24">Importante: -replace</text:span></text:p>
      <text:p text:style-name="P23">Dentro do replace, <text:span text:style-name="T22">s</text:span>e a regex possuir grupos o primeiro parametro da função será a string identificada <text:span text:style-name="T25">pelo regex</text:span> em si, enquanto o resto <text:span text:style-name="T25">(dependendo da quantidade)</text:span> vai representar os grupos<text:span text:style-name="T22"> d</text:span><text:span text:style-name="T25">ela (regex)</text:span><text:span text:style-name="T22">, </text:span><text:span text:style-name="T23">identificando e armazenando nos parametros as partes da string que casam com cada grupo. O segundo parametro representa o grupo 1, o terceiro representa o grupo 2 e assim por diante. </text:span><text:span text:style-name="T25">Depois que os grupos terminarem o próximo parametro retorna a posição em que a ocorrencia foi identificada e por ultimo a string toda é retornada.</text:span></text:p>
      <text:p text:style-name="P12">_____________________________________________________________________</text:p>
      <text:p text:style-name="P10"/>
      <text:p text:style-name="P10"/>
      <text:p text:style-name="P10"><text:soft-page-break/></text:p>
      <text:p text:style-name="P10"/>
      <text:p text:style-name="P10">_____________________________________________________________________</text:p>
      <text:h text:style-name="P2" text:outline-level="2">Exemplos</text:h>
      <text:p text:style-name="P25">Ex-1:</text:p>
      <text:p text:style-name="P31"><text:span text:style-name="T6">let cep = '89240-000'</text:span></text:p>
      <text:p text:style-name="P38"/>
      <text:p text:style-name="P30">function validandoCep(str) {</text:p>
      <text:p text:style-name="P32"><text:s text:c="5"/>let regex = /\d{5}-\d{3}<text:span text:style-name="T17">$</text:span>/gi</text:p>
      <text:p text:style-name="P30"><text:s text:c="5"/>return regex.test(str)</text:p>
      <text:p text:style-name="P30">}</text:p>
      <text:p text:style-name="P38"/>
      <text:p text:style-name="P30">let res = validandoCep(cep)</text:p>
      <text:p text:style-name="P37"><text:span text:style-name="T13">console.log(res)</text:span></text:p>
      <text:p text:style-name="P16">___________________________</text:p>
      <text:p text:style-name="P26">Ex-2:</text:p>
      <text:p text:style-name="P35">let entrada = document.getElementById('entrada').value</text:p>
      <text:p text:style-name="P38"/>
      <text:p text:style-name="P30">let emailType = ^[\w_.-]+@[\w_.-]+\.[a-z]+</text:p>
      <text:p text:style-name="P30">let cpfType = /^\d{3}\.\d{3}\.\d{3}-\d{2}<text:span text:style-name="T16">$</text:span>/gi</text:p>
      <text:p text:style-name="P38"/>
      <text:p text:style-name="P30">if(emailType.test(entrada)) {</text:p>
      <text:p text:style-name="P30"><text:s text:c="5"/>alert('email')</text:p>
      <text:p text:style-name="P30">} else if(cpfType.test(entrada)) {</text:p>
      <text:p text:style-name="P30"><text:s text:c="5"/>alert('cpf')</text:p>
      <text:p text:style-name="P30">} else {</text:p>
      <text:p text:style-name="P30"><text:s text:c="5"/>alert('entrada invalida, tente de novo')</text:p>
      <text:p text:style-name="P30">}</text:p>
      <text:p text:style-name="P17"/>
      <text:p text:style-name="P17"><text:soft-page-break/></text:p>
      <text:p text:style-name="P17">___________________________</text:p>
      <text:p text:style-name="P18"><text:span text:style-name="T15">Ex-3:</text:span></text:p>
      <text:p text:style-name="P36"><text:span text:style-name="T15">(() =&gt; {</text:span></text:p>
      <text:p text:style-name="P30"><text:s text:c="5"/>let entrada = document.getElementById('entrada')</text:p>
      <text:p text:style-name="P33"><text:s text:c="5"/>let btn = document.getElementById('btn')</text:p>
      <text:p text:style-name="P38"/>
      <text:p text:style-name="P33"><text:s text:c="5"/>let validCpf = /^\d{3}\.\d{3}\.\d{3}-\d{2}$/i</text:p>
      <text:p text:style-name="P33"><text:s text:c="5"/>let validEmail = /^[\w._-]+@[\w_.-]+\.[a-z]{2,}/i</text:p>
      <text:p text:style-name="P38"/>
      <text:p text:style-name="P33"><text:s text:c="5"/>entrada.addEventListener('input', function validacao(entrada) {</text:p>
      <text:p text:style-name="P33"><text:s text:c="10"/>let texto = <text:span text:style-name="T18">this</text:span>.value</text:p>
      <text:p text:style-name="P38"/>
      <text:p text:style-name="P33"><text:s text:c="10"/>if(validCpf.test(texto) || validEmail.test(texto)) {</text:p>
      <text:p text:style-name="P33"><text:s text:c="15"/>btn.disabled = false</text:p>
      <text:p text:style-name="P33"><text:s text:c="15"/>btn.<text:span text:style-name="T18">style</text:span>.background = 'green'</text:p>
      <text:p text:style-name="P34"><text:s text:c="10"/>} else {</text:p>
      <text:p text:style-name="P34"><text:s text:c="15"/>btn.disabled = true</text:p>
      <text:p text:style-name="P34"><text:s text:c="15"/>btn.<text:span text:style-name="T18">style</text:span>.background = 'red'</text:p>
      <text:p text:style-name="P34"><text:s text:c="10"/>}</text:p>
      <text:p text:style-name="P33"><text:s text:c="5"/>})</text:p>
      <text:p text:style-name="P30">})( <text:s/>)</text:p>
      <text:p text:style-name="P28">___________________________</text:p>
      <text:p text:style-name="P8"/>
      <text:p text:style-name="P11">_</text:p>
      <text:p text:style-name="P5"><text:span text:style-name="T7">function</text:span> <text:span text:style-name="T12">alterarData</text:span>() {</text:p>
      <text:p text:style-name="P4"><text:span text:style-name="T7">let</text:span> tags <text:span text:style-name="T9">=</text:span> document<text:span text:style-name="T9">.</text:span><text:span text:style-name="T12">getElementsByTagName</text:span>(<text:span text:style-name="T10">'p'</text:span>)</text:p>
      <text:p text:style-name="P4"><text:span text:style-name="T7">let</text:span> valid <text:span text:style-name="T9">=</text:span><text:span text:style-name="T11"> /\s</text:span><text:span text:style-name="T9">?</text:span><text:span text:style-name="T11">\d</text:span><text:span text:style-name="T9">{2}</text:span><text:span text:style-name="T11">(\/)\d</text:span><text:span text:style-name="T9">{2}</text:span><text:span text:style-name="T11">(\/)\d</text:span><text:span text:style-name="T9">{4}</text:span><text:span text:style-name="T11">\s/</text:span><text:span text:style-name="T7">gim</text:span></text:p>
      <text:p text:style-name="P6"/>
      <text:p text:style-name="P4"><text:span text:style-name="T7">for</text:span>(<text:span text:style-name="T7">let</text:span> i <text:span text:style-name="T9">of</text:span> tags) {</text:p>
      <text:p text:style-name="P4"><text:span text:style-name="T7">let</text:span> txt <text:span text:style-name="T9">=</text:span> i<text:span text:style-name="T9">.</text:span>textContent</text:p>
      <text:p text:style-name="P6"/>
      <text:p text:style-name="P4"><text:span text:style-name="T7">if</text:span>(txt<text:span text:style-name="T9">.</text:span><text:span text:style-name="T12">indexOf</text:span>(valid)) {</text:p>
      <text:p text:style-name="P6"><text:soft-page-break/></text:p>
      <text:p text:style-name="P4">}</text:p>
      <text:p text:style-name="P4">}</text:p>
      <text:p text:style-name="P3"><text:span text:style-name="T8">}</text:span></text:p>
      <text:p text:style-name="P11">_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mpush" svg:font-family="Umpush" style:font-pitch="variable"/>
    <style:font-face style:name="utkal" svg:font-family="utk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20:38:13.478115637</meta:creation-date>
    <dc:date>2022-12-03T23:32:55.415506336</dc:date>
    <meta:editing-duration>PT4H51M39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5" meta:paragraph-count="79" meta:word-count="502" meta:character-count="3826" meta:non-whitespace-character-count="3233"/>
  </office:meta>
</office:document-meta>
</file>